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58:3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332" calcext:value-type="float">
            <text:p>7332</text:p>
          </table:table-cell>
          <table:table-cell office:value-type="float" office:value="2931" calcext:value-type="float">
            <text:p>2931</text:p>
          </table:table-cell>
          <table:table-cell office:value-type="float" office:value="4401" calcext:value-type="float">
            <text:p>4401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01" calcext:value-type="float">
            <text:p>101</text:p>
          </table:table-cell>
          <table:table-cell office:value-type="float" office:value="7610" calcext:value-type="float">
            <text:p>7610</text:p>
          </table:table-cell>
          <table:table-cell/>
          <table:table-cell office:value-type="float" office:value="168596" calcext:value-type="float">
            <text:p>168596</text:p>
          </table:table-cell>
          <table:table-cell office:value-type="float" office:value="4" calcext:value-type="float">
            <text:p>4</text:p>
          </table:table-cell>
          <table:table-cell office:value-type="float" office:value="168592" calcext:value-type="float">
            <text:p>168592</text:p>
          </table:table-cell>
          <table:table-cell/>
          <table:table-cell table:formula="of:=[.M2]/([.E2]+[.I2]+[.M2])" office:value-type="percentage" office:value="0.933495013925572" calcext:value-type="percentage">
            <text:p>93.3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M3]/([.E3]+[.I3]+[.M3])" office:value-type="percentage" office:value="0.7734375" calcext:value-type="percentage">
            <text:p>77.3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042" calcext:value-type="float">
            <text:p>6042</text:p>
          </table:table-cell>
          <table:table-cell office:value-type="float" office:value="1940" calcext:value-type="float">
            <text:p>1940</text:p>
          </table:table-cell>
          <table:table-cell office:value-type="float" office:value="4102" calcext:value-type="float">
            <text:p>4102</text:p>
          </table:table-cell>
          <table:table-cell/>
          <table:table-cell office:value-type="float" office:value="15335" calcext:value-type="float">
            <text:p>15335</text:p>
          </table:table-cell>
          <table:table-cell office:value-type="float" office:value="78" calcext:value-type="float">
            <text:p>78</text:p>
          </table:table-cell>
          <table:table-cell office:value-type="float" office:value="15257" calcext:value-type="float">
            <text:p>15257</text:p>
          </table:table-cell>
          <table:table-cell/>
          <table:table-cell office:value-type="float" office:value="154863" calcext:value-type="float">
            <text:p>154863</text:p>
          </table:table-cell>
          <table:table-cell office:value-type="float" office:value="44" calcext:value-type="float">
            <text:p>44</text:p>
          </table:table-cell>
          <table:table-cell office:value-type="float" office:value="154819" calcext:value-type="float">
            <text:p>154819</text:p>
          </table:table-cell>
          <table:table-cell/>
          <table:table-cell table:formula="of:=[.M4]/([.E4]+[.I4]+[.M4])" office:value-type="percentage" office:value="0.888855079286707" calcext:value-type="percentage">
            <text:p>88.8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443" calcext:value-type="float">
            <text:p>5443</text:p>
          </table:table-cell>
          <table:table-cell office:value-type="float" office:value="1449" calcext:value-type="float">
            <text:p>1449</text:p>
          </table:table-cell>
          <table:table-cell office:value-type="float" office:value="3994" calcext:value-type="float">
            <text:p>3994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55" calcext:value-type="float">
            <text:p>55</text:p>
          </table:table-cell>
          <table:table-cell office:value-type="float" office:value="7866" calcext:value-type="float">
            <text:p>7866</text:p>
          </table:table-cell>
          <table:table-cell/>
          <table:table-cell office:value-type="float" office:value="167926" calcext:value-type="float">
            <text:p>167926</text:p>
          </table:table-cell>
          <table:table-cell office:value-type="float" office:value="0" calcext:value-type="float">
            <text:p>0</text:p>
          </table:table-cell>
          <table:table-cell office:value-type="float" office:value="167926" calcext:value-type="float">
            <text:p>167926</text:p>
          </table:table-cell>
          <table:table-cell/>
          <table:table-cell table:formula="of:=[.M5]/([.E5]+[.I5]+[.M5])" office:value-type="percentage" office:value="0.934032683301258" calcext:value-type="percentage">
            <text:p>93.4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224" calcext:value-type="float">
            <text:p>6224</text:p>
          </table:table-cell>
          <table:table-cell office:value-type="float" office:value="1590" calcext:value-type="float">
            <text:p>1590</text:p>
          </table:table-cell>
          <table:table-cell office:value-type="float" office:value="4634" calcext:value-type="float">
            <text:p>4634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9" calcext:value-type="float">
            <text:p>59</text:p>
          </table:table-cell>
          <table:table-cell office:value-type="float" office:value="7841" calcext:value-type="float">
            <text:p>7841</text:p>
          </table:table-cell>
          <table:table-cell/>
          <table:table-cell office:value-type="float" office:value="163589" calcext:value-type="float">
            <text:p>163589</text:p>
          </table:table-cell>
          <table:table-cell office:value-type="float" office:value="0" calcext:value-type="float">
            <text:p>0</text:p>
          </table:table-cell>
          <table:table-cell office:value-type="float" office:value="163589" calcext:value-type="float">
            <text:p>163589</text:p>
          </table:table-cell>
          <table:table-cell/>
          <table:table-cell table:formula="of:=[.M6]/([.E6]+[.I6]+[.M6])" office:value-type="percentage" office:value="0.929145083605961" calcext:value-type="percentage">
            <text:p>92.9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984" calcext:value-type="float">
            <text:p>4984</text:p>
          </table:table-cell>
          <table:table-cell office:value-type="float" office:value="1695" calcext:value-type="float">
            <text:p>1695</text:p>
          </table:table-cell>
          <table:table-cell office:value-type="float" office:value="3289" calcext:value-type="float">
            <text:p>3289</text:p>
          </table:table-cell>
          <table:table-cell/>
          <table:table-cell office:value-type="float" office:value="8751" calcext:value-type="float">
            <text:p>8751</text:p>
          </table:table-cell>
          <table:table-cell office:value-type="float" office:value="67" calcext:value-type="float">
            <text:p>67</text:p>
          </table:table-cell>
          <table:table-cell office:value-type="float" office:value="8684" calcext:value-type="float">
            <text:p>8684</text:p>
          </table:table-cell>
          <table:table-cell/>
          <table:table-cell office:value-type="float" office:value="167910" calcext:value-type="float">
            <text:p>167910</text:p>
          </table:table-cell>
          <table:table-cell office:value-type="float" office:value="72" calcext:value-type="float">
            <text:p>72</text:p>
          </table:table-cell>
          <table:table-cell office:value-type="float" office:value="167838" calcext:value-type="float">
            <text:p>167838</text:p>
          </table:table-cell>
          <table:table-cell/>
          <table:table-cell table:formula="of:=[.M7]/([.E7]+[.I7]+[.M7])" office:value-type="percentage" office:value="0.933413417421626" calcext:value-type="percentage">
            <text:p>93.3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104" calcext:value-type="float">
            <text:p>1104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float" office:value="8741" calcext:value-type="float">
            <text:p>8741</text:p>
          </table:table-cell>
          <table:table-cell office:value-type="float" office:value="55" calcext:value-type="float">
            <text:p>55</text:p>
          </table:table-cell>
          <table:table-cell office:value-type="float" office:value="8686" calcext:value-type="float">
            <text:p>8686</text:p>
          </table:table-cell>
          <table:table-cell/>
          <table:table-cell office:value-type="float" office:value="164529" calcext:value-type="float">
            <text:p>164529</text:p>
          </table:table-cell>
          <table:table-cell office:value-type="float" office:value="5" calcext:value-type="float">
            <text:p>5</text:p>
          </table:table-cell>
          <table:table-cell office:value-type="float" office:value="164524" calcext:value-type="float">
            <text:p>164524</text:p>
          </table:table-cell>
          <table:table-cell/>
          <table:table-cell table:formula="of:=[.M8]/([.E8]+[.I8]+[.M8])" office:value-type="percentage" office:value="0.935119558483338" calcext:value-type="percentage">
            <text:p>93.5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184" calcext:value-type="float">
            <text:p>1184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48" calcext:value-type="float">
            <text:p>48</text:p>
          </table:table-cell>
          <table:table-cell office:value-type="float" office:value="8032" calcext:value-type="float">
            <text:p>8032</text:p>
          </table:table-cell>
          <table:table-cell/>
          <table:table-cell office:value-type="float" office:value="163845" calcext:value-type="float">
            <text:p>163845</text:p>
          </table:table-cell>
          <table:table-cell office:value-type="float" office:value="2" calcext:value-type="float">
            <text:p>2</text:p>
          </table:table-cell>
          <table:table-cell office:value-type="float" office:value="163843" calcext:value-type="float">
            <text:p>163843</text:p>
          </table:table-cell>
          <table:table-cell/>
          <table:table-cell table:formula="of:=[.M9]/([.E9]+[.I9]+[.M9])" office:value-type="percentage" office:value="0.937901780858774" calcext:value-type="percentage">
            <text:p>93.7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095" calcext:value-type="float">
            <text:p>4095</text:p>
          </table:table-cell>
          <table:table-cell office:value-type="float" office:value="947" calcext:value-type="float">
            <text:p>947</text:p>
          </table:table-cell>
          <table:table-cell office:value-type="float" office:value="3148" calcext:value-type="float">
            <text:p>3148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1" calcext:value-type="float">
            <text:p>41</text:p>
          </table:table-cell>
          <table:table-cell office:value-type="float" office:value="10452" calcext:value-type="float">
            <text:p>10452</text:p>
          </table:table-cell>
          <table:table-cell/>
          <table:table-cell office:value-type="float" office:value="162447" calcext:value-type="float">
            <text:p>162447</text:p>
          </table:table-cell>
          <table:table-cell office:value-type="float" office:value="73" calcext:value-type="float">
            <text:p>73</text:p>
          </table:table-cell>
          <table:table-cell office:value-type="float" office:value="162374" calcext:value-type="float">
            <text:p>162374</text:p>
          </table:table-cell>
          <table:table-cell/>
          <table:table-cell table:formula="of:=[.M10]/([.E10]+[.I10]+[.M10])" office:value-type="percentage" office:value="0.922715855751418" calcext:value-type="percentage">
            <text:p>92.2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062" calcext:value-type="float">
            <text:p>5062</text:p>
          </table:table-cell>
          <table:table-cell office:value-type="float" office:value="1333" calcext:value-type="float">
            <text:p>1333</text:p>
          </table:table-cell>
          <table:table-cell office:value-type="float" office:value="3729" calcext:value-type="float">
            <text:p>3729</text:p>
          </table:table-cell>
          <table:table-cell/>
          <table:table-cell office:value-type="float" office:value="8395" calcext:value-type="float">
            <text:p>8395</text:p>
          </table:table-cell>
          <table:table-cell office:value-type="float" office:value="59" calcext:value-type="float">
            <text:p>59</text:p>
          </table:table-cell>
          <table:table-cell office:value-type="float" office:value="8336" calcext:value-type="float">
            <text:p>8336</text:p>
          </table:table-cell>
          <table:table-cell/>
          <table:table-cell office:value-type="float" office:value="169047" calcext:value-type="float">
            <text:p>169047</text:p>
          </table:table-cell>
          <table:table-cell office:value-type="float" office:value="1" calcext:value-type="float">
            <text:p>1</text:p>
          </table:table-cell>
          <table:table-cell office:value-type="float" office:value="169046" calcext:value-type="float">
            <text:p>169046</text:p>
          </table:table-cell>
          <table:table-cell/>
          <table:table-cell table:formula="of:=[.M11]/([.E11]+[.I11]+[.M11])" office:value-type="percentage" office:value="0.933383394713739" calcext:value-type="percentage">
            <text:p>93.3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115" calcext:value-type="float">
            <text:p>4115</text:p>
          </table:table-cell>
          <table:table-cell office:value-type="float" office:value="1876" calcext:value-type="float">
            <text:p>1876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92" calcext:value-type="float">
            <text:p>92</text:p>
          </table:table-cell>
          <table:table-cell office:value-type="float" office:value="5108" calcext:value-type="float">
            <text:p>5108</text:p>
          </table:table-cell>
          <table:table-cell/>
          <table:table-cell office:value-type="float" office:value="166402" calcext:value-type="float">
            <text:p>166402</text:p>
          </table:table-cell>
          <table:table-cell office:value-type="float" office:value="4" calcext:value-type="float">
            <text:p>4</text:p>
          </table:table-cell>
          <table:table-cell office:value-type="float" office:value="166398" calcext:value-type="float">
            <text:p>166398</text:p>
          </table:table-cell>
          <table:table-cell/>
          <table:table-cell table:formula="of:=[.M12]/([.E12]+[.I12]+[.M12])" office:value-type="percentage" office:value="0.957713891047224" calcext:value-type="percentage">
            <text:p>95.7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347" calcext:value-type="float">
            <text:p>6347</text:p>
          </table:table-cell>
          <table:table-cell office:value-type="float" office:value="883" calcext:value-type="float">
            <text:p>88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float" office:value="22340" calcext:value-type="float">
            <text:p>22340</text:p>
          </table:table-cell>
          <table:table-cell office:value-type="float" office:value="39" calcext:value-type="float">
            <text:p>39</text:p>
          </table:table-cell>
          <table:table-cell office:value-type="float" office:value="22301" calcext:value-type="float">
            <text:p>22301</text:p>
          </table:table-cell>
          <table:table-cell/>
          <table:table-cell office:value-type="float" office:value="153378" calcext:value-type="float">
            <text:p>153378</text:p>
          </table:table-cell>
          <table:table-cell office:value-type="float" office:value="0" calcext:value-type="float">
            <text:p>0</text:p>
          </table:table-cell>
          <table:table-cell office:value-type="float" office:value="153378" calcext:value-type="float">
            <text:p>153378</text:p>
          </table:table-cell>
          <table:table-cell/>
          <table:table-cell table:formula="of:=[.M13]/([.E13]+[.I13]+[.M13])" office:value-type="percentage" office:value="0.846723307000547" calcext:value-type="percentage">
            <text:p>84.6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011" calcext:value-type="float">
            <text:p>6011</text:p>
          </table:table-cell>
          <table:table-cell office:value-type="float" office:value="1159" calcext:value-type="float">
            <text:p>1159</text:p>
          </table:table-cell>
          <table:table-cell office:value-type="float" office:value="4852" calcext:value-type="float">
            <text:p>4852</text:p>
          </table:table-cell>
          <table:table-cell/>
          <table:table-cell office:value-type="float" office:value="10843" calcext:value-type="float">
            <text:p>10843</text:p>
          </table:table-cell>
          <table:table-cell office:value-type="float" office:value="49" calcext:value-type="float">
            <text:p>49</text:p>
          </table:table-cell>
          <table:table-cell office:value-type="float" office:value="10794" calcext:value-type="float">
            <text:p>10794</text:p>
          </table:table-cell>
          <table:table-cell/>
          <table:table-cell office:value-type="float" office:value="166199" calcext:value-type="float">
            <text:p>166199</text:p>
          </table:table-cell>
          <table:table-cell office:value-type="float" office:value="0" calcext:value-type="float">
            <text:p>0</text:p>
          </table:table-cell>
          <table:table-cell office:value-type="float" office:value="166199" calcext:value-type="float">
            <text:p>166199</text:p>
          </table:table-cell>
          <table:table-cell/>
          <table:table-cell table:formula="of:=[.M14]/([.E14]+[.I14]+[.M14])" office:value-type="percentage" office:value="0.913959690945585" calcext:value-type="percentage">
            <text:p>91.4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956" calcext:value-type="float">
            <text:p>3956</text:p>
          </table:table-cell>
          <table:table-cell office:value-type="float" office:value="1429" calcext:value-type="float">
            <text:p>1429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6021" calcext:value-type="float">
            <text:p>6021</text:p>
          </table:table-cell>
          <table:table-cell office:value-type="float" office:value="64" calcext:value-type="float">
            <text:p>64</text:p>
          </table:table-cell>
          <table:table-cell office:value-type="float" office:value="5957" calcext:value-type="float">
            <text:p>5957</text:p>
          </table:table-cell>
          <table:table-cell/>
          <table:table-cell office:value-type="float" office:value="165181" calcext:value-type="float">
            <text:p>165181</text:p>
          </table:table-cell>
          <table:table-cell office:value-type="float" office:value="31" calcext:value-type="float">
            <text:p>31</text:p>
          </table:table-cell>
          <table:table-cell office:value-type="float" office:value="165150" calcext:value-type="float">
            <text:p>165150</text:p>
          </table:table-cell>
          <table:table-cell/>
          <table:table-cell table:formula="of:=[.M15]/([.E15]+[.I15]+[.M15])" office:value-type="percentage" office:value="0.951138601886727" calcext:value-type="percentage">
            <text:p>95.1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184" calcext:value-type="float">
            <text:p>6184</text:p>
          </table:table-cell>
          <table:table-cell office:value-type="float" office:value="2721" calcext:value-type="float">
            <text:p>2721</text:p>
          </table:table-cell>
          <table:table-cell office:value-type="float" office:value="3463" calcext:value-type="float">
            <text:p>3463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97" calcext:value-type="float">
            <text:p>97</text:p>
          </table:table-cell>
          <table:table-cell office:value-type="float" office:value="6312" calcext:value-type="float">
            <text:p>6312</text:p>
          </table:table-cell>
          <table:table-cell/>
          <table:table-cell office:value-type="float" office:value="168478" calcext:value-type="float">
            <text:p>168478</text:p>
          </table:table-cell>
          <table:table-cell office:value-type="float" office:value="4" calcext:value-type="float">
            <text:p>4</text:p>
          </table:table-cell>
          <table:table-cell office:value-type="float" office:value="168474" calcext:value-type="float">
            <text:p>168474</text:p>
          </table:table-cell>
          <table:table-cell/>
          <table:table-cell table:formula="of:=[.M16]/([.E16]+[.I16]+[.M16])" office:value-type="percentage" office:value="0.94516098267031" calcext:value-type="percentage">
            <text:p>94.5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285" calcext:value-type="float">
            <text:p>6285</text:p>
          </table:table-cell>
          <table:table-cell office:value-type="float" office:value="2698" calcext:value-type="float">
            <text:p>2698</text:p>
          </table:table-cell>
          <table:table-cell office:value-type="float" office:value="3587" calcext:value-type="float">
            <text:p>3587</text:p>
          </table:table-cell>
          <table:table-cell/>
          <table:table-cell office:value-type="float" office:value="6433" calcext:value-type="float">
            <text:p>6433</text:p>
          </table:table-cell>
          <table:table-cell office:value-type="float" office:value="94" calcext:value-type="float">
            <text:p>94</text:p>
          </table:table-cell>
          <table:table-cell office:value-type="float" office:value="6339" calcext:value-type="float">
            <text:p>6339</text:p>
          </table:table-cell>
          <table:table-cell/>
          <table:table-cell office:value-type="float" office:value="167432" calcext:value-type="float">
            <text:p>167432</text:p>
          </table:table-cell>
          <table:table-cell office:value-type="float" office:value="0" calcext:value-type="float">
            <text:p>0</text:p>
          </table:table-cell>
          <table:table-cell office:value-type="float" office:value="167432" calcext:value-type="float">
            <text:p>167432</text:p>
          </table:table-cell>
          <table:table-cell/>
          <table:table-cell table:formula="of:=[.M17]/([.E17]+[.I17]+[.M17])" office:value-type="percentage" office:value="0.944034100519852" calcext:value-type="percentage">
            <text:p>94.4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222" calcext:value-type="float">
            <text:p>5222</text:p>
          </table:table-cell>
          <table:table-cell office:value-type="float" office:value="1675" calcext:value-type="float">
            <text:p>1675</text:p>
          </table:table-cell>
          <table:table-cell office:value-type="float" office:value="3547" calcext:value-type="float">
            <text:p>3547</text:p>
          </table:table-cell>
          <table:table-cell/>
          <table:table-cell office:value-type="float" office:value="7581" calcext:value-type="float">
            <text:p>7581</text:p>
          </table:table-cell>
          <table:table-cell office:value-type="float" office:value="62" calcext:value-type="float">
            <text:p>62</text:p>
          </table:table-cell>
          <table:table-cell office:value-type="float" office:value="7519" calcext:value-type="float">
            <text:p>7519</text:p>
          </table:table-cell>
          <table:table-cell/>
          <table:table-cell office:value-type="float" office:value="166244" calcext:value-type="float">
            <text:p>166244</text:p>
          </table:table-cell>
          <table:table-cell office:value-type="float" office:value="0" calcext:value-type="float">
            <text:p>0</text:p>
          </table:table-cell>
          <table:table-cell office:value-type="float" office:value="166244" calcext:value-type="float">
            <text:p>166244</text:p>
          </table:table-cell>
          <table:table-cell/>
          <table:table-cell table:formula="of:=[.M18]/([.E18]+[.I18]+[.M18])" office:value-type="percentage" office:value="0.937589532457278" calcext:value-type="percentage">
            <text:p>93.7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956" calcext:value-type="float">
            <text:p>2956</text:p>
          </table:table-cell>
          <table:table-cell office:value-type="float" office:value="249" calcext:value-type="float">
            <text:p>249</text:p>
          </table:table-cell>
          <table:table-cell office:value-type="float" office:value="2707" calcext:value-type="float">
            <text:p>2707</text:p>
          </table:table-cell>
          <table:table-cell/>
          <table:table-cell office:value-type="float" office:value="5723" calcext:value-type="float">
            <text:p>5723</text:p>
          </table:table-cell>
          <table:table-cell office:value-type="float" office:value="15" calcext:value-type="float">
            <text:p>15</text:p>
          </table:table-cell>
          <table:table-cell office:value-type="float" office:value="5708" calcext:value-type="float">
            <text:p>5708</text:p>
          </table:table-cell>
          <table:table-cell/>
          <table:table-cell office:value-type="float" office:value="164212" calcext:value-type="float">
            <text:p>164212</text:p>
          </table:table-cell>
          <table:table-cell office:value-type="float" office:value="0" calcext:value-type="float">
            <text:p>0</text:p>
          </table:table-cell>
          <table:table-cell office:value-type="float" office:value="164212" calcext:value-type="float">
            <text:p>164212</text:p>
          </table:table-cell>
          <table:table-cell/>
          <table:table-cell table:formula="of:=[.M19]/([.E19]+[.I19]+[.M19])" office:value-type="percentage" office:value="0.951253280193713" calcext:value-type="percentage">
            <text:p>95.1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129" calcext:value-type="float">
            <text:p>4129</text:p>
          </table:table-cell>
          <table:table-cell office:value-type="float" office:value="244" calcext:value-type="float">
            <text:p>244</text:p>
          </table:table-cell>
          <table:table-cell office:value-type="float" office:value="3885" calcext:value-type="float">
            <text:p>3885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11" calcext:value-type="float">
            <text:p>11</text:p>
          </table:table-cell>
          <table:table-cell office:value-type="float" office:value="7127" calcext:value-type="float">
            <text:p>7127</text:p>
          </table:table-cell>
          <table:table-cell/>
          <table:table-cell office:value-type="float" office:value="166872" calcext:value-type="float">
            <text:p>166872</text:p>
          </table:table-cell>
          <table:table-cell office:value-type="float" office:value="0" calcext:value-type="float">
            <text:p>0</text:p>
          </table:table-cell>
          <table:table-cell office:value-type="float" office:value="166872" calcext:value-type="float">
            <text:p>166872</text:p>
          </table:table-cell>
          <table:table-cell/>
          <table:table-cell table:formula="of:=[.M20]/([.E20]+[.I20]+[.M20])" office:value-type="percentage" office:value="0.938094488543096" calcext:value-type="percentage">
            <text:p>93.8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488" calcext:value-type="float">
            <text:p>4488</text:p>
          </table:table-cell>
          <table:table-cell office:value-type="float" office:value="444" calcext:value-type="float">
            <text:p>444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20" calcext:value-type="float">
            <text:p>20</text:p>
          </table:table-cell>
          <table:table-cell office:value-type="float" office:value="6304" calcext:value-type="float">
            <text:p>6304</text:p>
          </table:table-cell>
          <table:table-cell/>
          <table:table-cell office:value-type="float" office:value="165898" calcext:value-type="float">
            <text:p>165898</text:p>
          </table:table-cell>
          <table:table-cell office:value-type="float" office:value="0" calcext:value-type="float">
            <text:p>0</text:p>
          </table:table-cell>
          <table:table-cell office:value-type="float" office:value="165898" calcext:value-type="float">
            <text:p>165898</text:p>
          </table:table-cell>
          <table:table-cell/>
          <table:table-cell table:formula="of:=[.M21]/([.E21]+[.I21]+[.M21])" office:value-type="percentage" office:value="0.941286610759961" calcext:value-type="percentage">
            <text:p>94.1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971" calcext:value-type="float">
            <text:p>4971</text:p>
          </table:table-cell>
          <table:table-cell office:value-type="float" office:value="370" calcext:value-type="float">
            <text:p>370</text:p>
          </table:table-cell>
          <table:table-cell office:value-type="float" office:value="4601" calcext:value-type="float">
            <text:p>4601</text:p>
          </table:table-cell>
          <table:table-cell/>
          <table:table-cell office:value-type="float" office:value="8091" calcext:value-type="float">
            <text:p>8091</text:p>
          </table:table-cell>
          <table:table-cell office:value-type="float" office:value="19" calcext:value-type="float">
            <text:p>19</text:p>
          </table:table-cell>
          <table:table-cell office:value-type="float" office:value="8072" calcext:value-type="float">
            <text:p>8072</text:p>
          </table:table-cell>
          <table:table-cell/>
          <table:table-cell office:value-type="float" office:value="161119" calcext:value-type="float">
            <text:p>161119</text:p>
          </table:table-cell>
          <table:table-cell office:value-type="float" office:value="0" calcext:value-type="float">
            <text:p>0</text:p>
          </table:table-cell>
          <table:table-cell office:value-type="float" office:value="161119" calcext:value-type="float">
            <text:p>161119</text:p>
          </table:table-cell>
          <table:table-cell/>
          <table:table-cell table:formula="of:=[.M22]/([.E22]+[.I22]+[.M22])" office:value-type="percentage" office:value="0.927079497330142" calcext:value-type="percentage">
            <text:p>92.7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363" calcext:value-type="float">
            <text:p>2363</text:p>
          </table:table-cell>
          <table:table-cell office:value-type="float" office:value="449" calcext:value-type="float">
            <text:p>449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float" office:value="5447" calcext:value-type="float">
            <text:p>5447</text:p>
          </table:table-cell>
          <table:table-cell office:value-type="float" office:value="21" calcext:value-type="float">
            <text:p>21</text:p>
          </table:table-cell>
          <table:table-cell office:value-type="float" office:value="5426" calcext:value-type="float">
            <text:p>5426</text:p>
          </table:table-cell>
          <table:table-cell/>
          <table:table-cell office:value-type="float" office:value="162340" calcext:value-type="float">
            <text:p>162340</text:p>
          </table:table-cell>
          <table:table-cell office:value-type="float" office:value="2" calcext:value-type="float">
            <text:p>2</text:p>
          </table:table-cell>
          <table:table-cell office:value-type="float" office:value="162338" calcext:value-type="float">
            <text:p>162338</text:p>
          </table:table-cell>
          <table:table-cell/>
          <table:table-cell table:formula="of:=[.M23]/([.E23]+[.I23]+[.M23])" office:value-type="percentage" office:value="0.956741592899492" calcext:value-type="percentage">
            <text:p>95.6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644" calcext:value-type="float">
            <text:p>4644</text:p>
          </table:table-cell>
          <table:table-cell office:value-type="float" office:value="310" calcext:value-type="float">
            <text:p>310</text:p>
          </table:table-cell>
          <table:table-cell office:value-type="float" office:value="4334" calcext:value-type="float">
            <text:p>4334</text:p>
          </table:table-cell>
          <table:table-cell/>
          <table:table-cell office:value-type="float" office:value="7937" calcext:value-type="float">
            <text:p>7937</text:p>
          </table:table-cell>
          <table:table-cell office:value-type="float" office:value="16" calcext:value-type="float">
            <text:p>16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float" office:value="161187" calcext:value-type="float">
            <text:p>161187</text:p>
          </table:table-cell>
          <table:table-cell office:value-type="float" office:value="0" calcext:value-type="float">
            <text:p>0</text:p>
          </table:table-cell>
          <table:table-cell office:value-type="float" office:value="161187" calcext:value-type="float">
            <text:p>161187</text:p>
          </table:table-cell>
          <table:table-cell/>
          <table:table-cell table:formula="of:=[.M24]/([.E24]+[.I24]+[.M24])" office:value-type="percentage" office:value="0.92934237381949" calcext:value-type="percentage">
            <text:p>92.9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442" calcext:value-type="float">
            <text:p>4442</text:p>
          </table:table-cell>
          <table:table-cell office:value-type="float" office:value="735" calcext:value-type="float">
            <text:p>735</text:p>
          </table:table-cell>
          <table:table-cell office:value-type="float" office:value="3707" calcext:value-type="float">
            <text:p>3707</text:p>
          </table:table-cell>
          <table:table-cell/>
          <table:table-cell office:value-type="float" office:value="5868" calcext:value-type="float">
            <text:p>5868</text:p>
          </table:table-cell>
          <table:table-cell office:value-type="float" office:value="35" calcext:value-type="float">
            <text:p>35</text:p>
          </table:table-cell>
          <table:table-cell office:value-type="float" office:value="5833" calcext:value-type="float">
            <text:p>5833</text:p>
          </table:table-cell>
          <table:table-cell/>
          <table:table-cell office:value-type="float" office:value="166497" calcext:value-type="float">
            <text:p>166497</text:p>
          </table:table-cell>
          <table:table-cell office:value-type="float" office:value="3" calcext:value-type="float">
            <text:p>3</text:p>
          </table:table-cell>
          <table:table-cell office:value-type="float" office:value="166494" calcext:value-type="float">
            <text:p>166494</text:p>
          </table:table-cell>
          <table:table-cell/>
          <table:table-cell table:formula="of:=[.M25]/([.E25]+[.I25]+[.M25])" office:value-type="percentage" office:value="0.945805923855619" calcext:value-type="percentage">
            <text:p>94.5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127" calcext:value-type="float">
            <text:p>8127</text:p>
          </table:table-cell>
          <table:table-cell office:value-type="float" office:value="860" calcext:value-type="float">
            <text:p>860</text:p>
          </table:table-cell>
          <table:table-cell office:value-type="float" office:value="7267" calcext:value-type="float">
            <text:p>7267</text:p>
          </table:table-cell>
          <table:table-cell/>
          <table:table-cell office:value-type="float" office:value="20297" calcext:value-type="float">
            <text:p>20297</text:p>
          </table:table-cell>
          <table:table-cell office:value-type="float" office:value="34" calcext:value-type="float">
            <text:p>34</text:p>
          </table:table-cell>
          <table:table-cell office:value-type="float" office:value="20263" calcext:value-type="float">
            <text:p>20263</text:p>
          </table:table-cell>
          <table:table-cell/>
          <table:table-cell office:value-type="float" office:value="154084" calcext:value-type="float">
            <text:p>154084</text:p>
          </table:table-cell>
          <table:table-cell office:value-type="float" office:value="0" calcext:value-type="float">
            <text:p>0</text:p>
          </table:table-cell>
          <table:table-cell office:value-type="float" office:value="154084" calcext:value-type="float">
            <text:p>154084</text:p>
          </table:table-cell>
          <table:table-cell/>
          <table:table-cell table:formula="of:=[.M26]/([.E26]+[.I26]+[.M26])" office:value-type="percentage" office:value="0.84841476978647" calcext:value-type="percentage">
            <text:p>84.8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703" calcext:value-type="float">
            <text:p>4703</text:p>
          </table:table-cell>
          <table:table-cell office:value-type="float" office:value="233" calcext:value-type="float">
            <text:p>233</text:p>
          </table:table-cell>
          <table:table-cell office:value-type="float" office:value="4470" calcext:value-type="float">
            <text:p>4470</text:p>
          </table:table-cell>
          <table:table-cell/>
          <table:table-cell office:value-type="float" office:value="7404" calcext:value-type="float">
            <text:p>7404</text:p>
          </table:table-cell>
          <table:table-cell office:value-type="float" office:value="11" calcext:value-type="float">
            <text:p>11</text:p>
          </table:table-cell>
          <table:table-cell office:value-type="float" office:value="7393" calcext:value-type="float">
            <text:p>7393</text:p>
          </table:table-cell>
          <table:table-cell/>
          <table:table-cell office:value-type="float" office:value="168932" calcext:value-type="float">
            <text:p>168932</text:p>
          </table:table-cell>
          <table:table-cell office:value-type="float" office:value="0" calcext:value-type="float">
            <text:p>0</text:p>
          </table:table-cell>
          <table:table-cell office:value-type="float" office:value="168932" calcext:value-type="float">
            <text:p>168932</text:p>
          </table:table-cell>
          <table:table-cell/>
          <table:table-cell table:formula="of:=[.M27]/([.E27]+[.I27]+[.M27])" office:value-type="percentage" office:value="0.934384247351973" calcext:value-type="percentage">
            <text:p>93.44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181" calcext:value-type="float">
            <text:p>3181</text:p>
          </table:table-cell>
          <table:table-cell office:value-type="float" office:value="80" calcext:value-type="float">
            <text:p>80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10726" calcext:value-type="float">
            <text:p>10726</text:p>
          </table:table-cell>
          <table:table-cell office:value-type="float" office:value="5" calcext:value-type="float">
            <text:p>5</text:p>
          </table:table-cell>
          <table:table-cell office:value-type="float" office:value="10721" calcext:value-type="float">
            <text:p>10721</text:p>
          </table:table-cell>
          <table:table-cell/>
          <table:table-cell office:value-type="float" office:value="165624" calcext:value-type="float">
            <text:p>165624</text:p>
          </table:table-cell>
          <table:table-cell office:value-type="float" office:value="0" calcext:value-type="float">
            <text:p>0</text:p>
          </table:table-cell>
          <table:table-cell office:value-type="float" office:value="165624" calcext:value-type="float">
            <text:p>165624</text:p>
          </table:table-cell>
          <table:table-cell/>
          <table:table-cell table:formula="of:=[.M28]/([.E28]+[.I28]+[.M28])" office:value-type="percentage" office:value="0.922974042330283" calcext:value-type="percentage">
            <text:p>92.3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637" calcext:value-type="float">
            <text:p>4637</text:p>
          </table:table-cell>
          <table:table-cell office:value-type="float" office:value="83" calcext:value-type="float">
            <text:p>83</text:p>
          </table:table-cell>
          <table:table-cell office:value-type="float" office:value="4554" calcext:value-type="float">
            <text:p>4554</text:p>
          </table:table-cell>
          <table:table-cell/>
          <table:table-cell office:value-type="float" office:value="6795" calcext:value-type="float">
            <text:p>6795</text:p>
          </table:table-cell>
          <table:table-cell office:value-type="float" office:value="3" calcext:value-type="float">
            <text:p>3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170126" calcext:value-type="float">
            <text:p>170126</text:p>
          </table:table-cell>
          <table:table-cell office:value-type="float" office:value="0" calcext:value-type="float">
            <text:p>0</text:p>
          </table:table-cell>
          <table:table-cell office:value-type="float" office:value="170126" calcext:value-type="float">
            <text:p>170126</text:p>
          </table:table-cell>
          <table:table-cell/>
          <table:table-cell table:formula="of:=[.M29]/([.E29]+[.I29]+[.M29])" office:value-type="percentage" office:value="0.937477958032093" calcext:value-type="percentage">
            <text:p>93.7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2312" calcext:value-type="float">
            <text:p>2312</text:p>
          </table:table-cell>
          <table:table-cell office:value-type="float" office:value="389" calcext:value-type="float">
            <text:p>389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float" office:value="4971" calcext:value-type="float">
            <text:p>4971</text:p>
          </table:table-cell>
          <table:table-cell office:value-type="float" office:value="20" calcext:value-type="float">
            <text:p>20</text:p>
          </table:table-cell>
          <table:table-cell office:value-type="float" office:value="4951" calcext:value-type="float">
            <text:p>4951</text:p>
          </table:table-cell>
          <table:table-cell/>
          <table:table-cell office:value-type="float" office:value="169499" calcext:value-type="float">
            <text:p>169499</text:p>
          </table:table-cell>
          <table:table-cell office:value-type="float" office:value="1" calcext:value-type="float">
            <text:p>1</text:p>
          </table:table-cell>
          <table:table-cell office:value-type="float" office:value="169498" calcext:value-type="float">
            <text:p>169498</text:p>
          </table:table-cell>
          <table:table-cell/>
          <table:table-cell table:formula="of:=[.M30]/([.E30]+[.I30]+[.M30])" office:value-type="percentage" office:value="0.961025559612637" calcext:value-type="percentage">
            <text:p>96.1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5015" calcext:value-type="float">
            <text:p>5015</text:p>
          </table:table-cell>
          <table:table-cell office:value-type="float" office:value="760" calcext:value-type="float">
            <text:p>760</text:p>
          </table:table-cell>
          <table:table-cell office:value-type="float" office:value="4255" calcext:value-type="float">
            <text:p>4255</text:p>
          </table:table-cell>
          <table:table-cell/>
          <table:table-cell office:value-type="float" office:value="7610" calcext:value-type="float">
            <text:p>7610</text:p>
          </table:table-cell>
          <table:table-cell office:value-type="float" office:value="35" calcext:value-type="float">
            <text:p>35</text:p>
          </table:table-cell>
          <table:table-cell office:value-type="float" office:value="7575" calcext:value-type="float">
            <text:p>7575</text:p>
          </table:table-cell>
          <table:table-cell/>
          <table:table-cell office:value-type="float" office:value="161597" calcext:value-type="float">
            <text:p>161597</text:p>
          </table:table-cell>
          <table:table-cell office:value-type="float" office:value="0" calcext:value-type="float">
            <text:p>0</text:p>
          </table:table-cell>
          <table:table-cell office:value-type="float" office:value="161597" calcext:value-type="float">
            <text:p>161597</text:p>
          </table:table-cell>
          <table:table-cell/>
          <table:table-cell table:formula="of:=[.M31]/([.E31]+[.I31]+[.M31])" office:value-type="percentage" office:value="0.931786861330704" calcext:value-type="percentage">
            <text:p>93.1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609" calcext:value-type="float">
            <text:p>5609</text:p>
          </table:table-cell>
          <table:table-cell office:value-type="float" office:value="789" calcext:value-type="float">
            <text:p>789</text:p>
          </table:table-cell>
          <table:table-cell office:value-type="float" office:value="4820" calcext:value-type="float">
            <text:p>4820</text:p>
          </table:table-cell>
          <table:table-cell/>
          <table:table-cell office:value-type="float" office:value="9767" calcext:value-type="float">
            <text:p>9767</text:p>
          </table:table-cell>
          <table:table-cell office:value-type="float" office:value="34" calcext:value-type="float">
            <text:p>34</text:p>
          </table:table-cell>
          <table:table-cell office:value-type="float" office:value="9733" calcext:value-type="float">
            <text:p>9733</text:p>
          </table:table-cell>
          <table:table-cell/>
          <table:table-cell office:value-type="float" office:value="161439" calcext:value-type="float">
            <text:p>161439</text:p>
          </table:table-cell>
          <table:table-cell office:value-type="float" office:value="0" calcext:value-type="float">
            <text:p>0</text:p>
          </table:table-cell>
          <table:table-cell office:value-type="float" office:value="161439" calcext:value-type="float">
            <text:p>161439</text:p>
          </table:table-cell>
          <table:table-cell/>
          <table:table-cell table:formula="of:=[.M32]/([.E32]+[.I32]+[.M32])" office:value-type="percentage" office:value="0.917308741306423" calcext:value-type="percentage">
            <text:p>91.73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077" calcext:value-type="float">
            <text:p>3077</text:p>
          </table:table-cell>
          <table:table-cell office:value-type="float" office:value="777" calcext:value-type="float">
            <text:p>777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4768" calcext:value-type="float">
            <text:p>4768</text:p>
          </table:table-cell>
          <table:table-cell office:value-type="float" office:value="34" calcext:value-type="float">
            <text:p>34</text:p>
          </table:table-cell>
          <table:table-cell office:value-type="float" office:value="4734" calcext:value-type="float">
            <text:p>4734</text:p>
          </table:table-cell>
          <table:table-cell/>
          <table:table-cell office:value-type="float" office:value="163907" calcext:value-type="float">
            <text:p>163907</text:p>
          </table:table-cell>
          <table:table-cell office:value-type="float" office:value="0" calcext:value-type="float">
            <text:p>0</text:p>
          </table:table-cell>
          <table:table-cell office:value-type="float" office:value="163907" calcext:value-type="float">
            <text:p>163907</text:p>
          </table:table-cell>
          <table:table-cell/>
          <table:table-cell table:formula="of:=[.M33]/([.E33]+[.I33]+[.M33])" office:value-type="percentage" office:value="0.958851299571197" calcext:value-type="percentage">
            <text:p>95.89%</text:p>
          </table:table-cell>
        </table:table-row>
        <table:table-row table:style-name="ro1" table:number-rows-repeated="3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925613960018725" calcext:value-type="percentage">
            <text:p>92.5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8:05:03.672671036</dc:date>
    <meta:editing-duration>PT1M33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